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51cm" fo:min-width="2.931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3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951cm" fo:min-width="0.396cm"/>
    </style:style>
    <style:style style:name="gr5" style:family="graphic" style:parent-style-name="standard">
      <style:graphic-properties draw:textarea-horizontal-align="justify" draw:textarea-vertical-align="middle" draw:auto-grow-height="false" fo:min-height="1.051cm" fo:min-width="0.396cm"/>
    </style:style>
    <style:style style:name="gr6" style:family="graphic" style:parent-style-name="standard">
      <style:graphic-properties draw:textarea-horizontal-align="justify" draw:textarea-vertical-align="middle" draw:auto-grow-height="false" fo:min-height="0.676cm" fo:min-width="1.63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.5cm" svg:height="2.9cm" svg:x="7.2cm" svg:y="6.1cm">
          <text:p text:style-name="P1"><text:span text:style-name="T1">Database</text:span><text:span text:style-name="T1"><text:line-break/></text:span><text:span text:style-name="T1"> </text:span><text:span text:style-name="T2">(CouchDb)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2" xml:id="id1" draw:id="id1" draw:layer="layout" svg:width="3.8cm" svg:height="1.9cm" svg:x="4.1cm" svg:y="10.7cm">
          <text:p text:style-name="P1"><text:span text:style-name="T1">Bro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3" draw:id="id3" draw:layer="layout" svg:width="3.8cm" svg:height="1.9cm" svg:x="8.502cm" svg:y="10.7cm">
          <text:p text:style-name="P1"><text:span text:style-name="T1">Brok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2" xml:id="id4" draw:id="id4" draw:layer="layout" svg:width="3.8cm" svg:height="1.9cm" svg:x="12.9cm" svg:y="10.7cm">
          <text:p text:style-name="P1"><text:span text:style-name="T1">Bro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svg:x1="6cm" svg:y1="10.7cm" svg:x2="10.45cm" svg:y2="9cm" draw:start-shape="id1" draw:start-glue-point="4" draw:end-shape="id2" draw:end-glue-point="6" svg:d="M6000 10700v-501l4450-697v-502" svg:viewBox="0 0 4451 1701">
          <text:p/>
        </draw:connector>
        <draw:connector draw:style-name="gr3" draw:text-style-name="P3" draw:layer="layout" draw:type="lines" svg:x1="10.402cm" svg:y1="10.7cm" svg:x2="10.45cm" svg:y2="9cm" draw:start-shape="id3" draw:start-glue-point="4" draw:end-shape="id2" draw:end-glue-point="6" svg:d="M10402 10700v-501l48-697v-502" svg:viewBox="0 0 49 1701">
          <text:p/>
        </draw:connector>
        <draw:connector draw:style-name="gr3" draw:text-style-name="P3" draw:layer="layout" draw:type="lines" svg:x1="14.8cm" svg:y1="10.7cm" svg:x2="10.45cm" svg:y2="9cm" draw:start-shape="id4" draw:start-glue-point="4" draw:end-shape="id2" draw:end-glue-point="6" svg:d="M14800 10700v-501l-4350-697v-502" svg:viewBox="0 0 4351 1701">
          <text:p/>
        </draw:connector>
        <draw:custom-shape draw:style-name="gr4" draw:text-style-name="P4" xml:id="id9" draw:id="id9" draw:layer="layout" svg:width="1.5cm" svg:height="1.2cm" svg:x="3.5cm" svg:y="16.1cm">
          <text:p text:style-name="P1"><text:span text:style-name="T3">Nod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4" xml:id="id8" draw:id="id8" draw:layer="layout" svg:width="1.5cm" svg:height="1.2cm" svg:x="2.6cm" svg:y="14.3cm">
          <text:p text:style-name="P1"><text:span text:style-name="T3">Nod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4" xml:id="id5" draw:id="id5" draw:layer="layout" svg:width="1.5cm" svg:height="1.3cm" svg:x="7.5cm" svg:y="17.1cm">
          <text:p text:style-name="P1"><text:span text:style-name="T3">Nod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4" xml:id="id7" draw:id="id7" draw:layer="layout" svg:width="1.5cm" svg:height="1.2cm" svg:x="5cm" svg:y="17.1cm">
          <text:p text:style-name="P1"><text:span text:style-name="T3">Nod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6" draw:id="id6" draw:layer="layout" svg:width="2.3cm" svg:height="1cm" svg:x="5.9cm" svg:y="14.1cm">
          <text:p text:style-name="P1"><text:span text:style-name="T1">Gatewa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s" svg:x1="8.25cm" svg:y1="17.1cm" svg:x2="7.05cm" svg:y2="15.1cm" draw:start-shape="id5" draw:start-glue-point="4" draw:end-shape="id6" draw:end-glue-point="6" svg:d="M8250 17100v-501l-1200-997v-502" svg:viewBox="0 0 1201 2001">
          <text:p/>
        </draw:connector>
        <draw:connector draw:style-name="gr3" draw:text-style-name="P3" draw:layer="layout" draw:type="lines" svg:x1="5.75cm" svg:y1="17.1cm" svg:x2="7.05cm" svg:y2="15.1cm" draw:start-shape="id7" draw:start-glue-point="4" draw:end-shape="id6" draw:end-glue-point="6" svg:d="M5750 17100v-501l1300-997v-502" svg:viewBox="0 0 1301 2001">
          <text:p/>
        </draw:connector>
        <draw:connector draw:style-name="gr3" draw:text-style-name="P3" draw:layer="layout" draw:type="lines" svg:x1="7.05cm" svg:y1="14.1cm" svg:x2="6cm" svg:y2="12.6cm" draw:start-shape="id6" draw:start-glue-point="4" draw:end-shape="id1" draw:end-glue-point="6" svg:d="M7050 14100v-501l-1050-497v-502" svg:viewBox="0 0 1051 1501">
          <text:p/>
        </draw:connector>
        <draw:connector draw:style-name="gr3" draw:text-style-name="P3" draw:layer="layout" draw:type="lines" svg:x1="3.35cm" svg:y1="14.3cm" svg:x2="6cm" svg:y2="12.6cm" draw:start-shape="id8" draw:start-glue-point="4" draw:end-shape="id1" draw:end-glue-point="6" svg:d="M3350 14300v-501l2650-697v-502" svg:viewBox="0 0 2651 1701">
          <text:p/>
        </draw:connector>
        <draw:connector draw:style-name="gr3" draw:text-style-name="P3" draw:layer="layout" draw:type="lines" svg:x1="4.25cm" svg:y1="16.1cm" svg:x2="6cm" svg:y2="12.6cm" draw:start-shape="id9" draw:start-glue-point="4" draw:end-shape="id1" draw:end-glue-point="6" svg:d="M4250 16100v-501l1750-2497v-502" svg:viewBox="0 0 1751 3501">
          <text:p/>
        </draw:connector>
        <draw:custom-shape draw:style-name="gr4" draw:text-style-name="P4" xml:id="id14" draw:id="id14" draw:layer="layout" svg:width="1.5cm" svg:height="1.2cm" svg:x="10.9cm" svg:y="14.9cm">
          <text:p text:style-name="P1"><text:span text:style-name="T3">Nod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4" xml:id="id13" draw:id="id13" draw:layer="layout" svg:width="1.5cm" svg:height="1.2cm" svg:x="9.1cm" svg:y="14.3cm">
          <text:p text:style-name="P1"><text:span text:style-name="T3">Nod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" draw:text-style-name="P4" xml:id="id10" draw:id="id10" draw:layer="layout" svg:width="1.5cm" svg:height="1.3cm" svg:x="16.6cm" svg:y="16.8cm">
          <text:p text:style-name="P1"><text:span text:style-name="T3">Nod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" draw:text-style-name="P4" xml:id="id12" draw:id="id12" draw:layer="layout" svg:width="1.5cm" svg:height="1.2cm" svg:x="13.8cm" svg:y="17.1cm">
          <text:p text:style-name="P1"><text:span text:style-name="T3">Nod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" draw:text-style-name="P2" xml:id="id11" draw:id="id11" draw:layer="layout" svg:width="2.3cm" svg:height="1cm" svg:x="14.5cm" svg:y="14.1cm">
          <text:p text:style-name="P1"><text:span text:style-name="T1">Gateway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3" draw:layer="layout" draw:type="lines" svg:x1="17.35cm" svg:y1="16.8cm" svg:x2="15.65cm" svg:y2="15.1cm" draw:start-shape="id10" draw:start-glue-point="4" draw:end-shape="id11" draw:end-glue-point="6" svg:d="M17350 16800v-501l-1700-697v-502" svg:viewBox="0 0 1701 1701">
          <text:p/>
        </draw:connector>
        <draw:connector draw:style-name="gr3" draw:text-style-name="P3" draw:layer="layout" draw:type="lines" svg:x1="14.55cm" svg:y1="17.1cm" svg:x2="15.65cm" svg:y2="15.1cm" draw:start-shape="id12" draw:start-glue-point="4" draw:end-shape="id11" draw:end-glue-point="6" svg:d="M14550 17100v-501l1100-997v-502" svg:viewBox="0 0 1101 2001">
          <text:p/>
        </draw:connector>
        <draw:connector draw:style-name="gr3" draw:text-style-name="P3" draw:layer="layout" draw:type="lines" svg:x1="9.85cm" svg:y1="14.3cm" svg:x2="10.402cm" svg:y2="12.6cm" draw:start-shape="id13" draw:start-glue-point="4" draw:end-shape="id3" draw:end-glue-point="6" svg:d="M9850 14300v-501l552-697v-502" svg:viewBox="0 0 553 1701">
          <text:p/>
        </draw:connector>
        <draw:connector draw:style-name="gr3" draw:text-style-name="P3" draw:layer="layout" draw:type="lines" svg:x1="11.65cm" svg:y1="14.9cm" svg:x2="10.402cm" svg:y2="12.6cm" draw:start-shape="id14" draw:start-glue-point="4" draw:end-shape="id3" svg:d="M11650 14900v-501l-1248-1297v-502" svg:viewBox="0 0 1249 2301">
          <text:p/>
        </draw:connector>
        <draw:connector draw:style-name="gr3" draw:text-style-name="P3" draw:layer="layout" draw:type="lines" svg:x1="15.65cm" svg:y1="14.1cm" svg:x2="14.8cm" svg:y2="12.6cm" draw:start-shape="id11" draw:start-glue-point="4" draw:end-shape="id4" draw:end-glue-point="6" svg:d="M15650 14100v-501l-850-497v-502" svg:viewBox="0 0 851 1501">
          <text:p/>
        </draw:connector>
        <draw:custom-shape draw:style-name="gr7" draw:text-style-name="P2" xml:id="id15" draw:id="id15" draw:layer="layout" svg:width="3.3cm" svg:height="1.5cm" svg:x="5.5cm" svg:y="3cm">
          <text:p text:style-name="P1"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xml:id="id16" draw:id="id16" draw:layer="layout" svg:width="3.3cm" svg:height="1.5cm" svg:x="11cm" svg:y="3cm">
          <text:p text:style-name="P1"><text:span text:style-name="T1">Control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draw:type="lines" svg:x1="7.15cm" svg:y1="4.5cm" svg:x2="10.45cm" svg:y2="6.1cm" draw:start-shape="id15" draw:start-glue-point="6" draw:end-shape="id2" draw:end-glue-point="4" svg:d="M7150 4500v502l3300 597v501" svg:viewBox="0 0 3301 1601">
          <text:p/>
        </draw:connector>
        <draw:connector draw:style-name="gr3" draw:text-style-name="P3" draw:layer="layout" draw:type="lines" svg:x1="12.65cm" svg:y1="4.5cm" svg:x2="10.45cm" svg:y2="6.1cm" draw:start-shape="id16" draw:start-glue-point="6" draw:end-shape="id2" draw:end-glue-point="4" svg:d="M12650 4500v502l-2200 597v501" svg:viewBox="0 0 2201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style:writing-mode="lr-tb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08:33:43.190000000</meta:creation-date>
    <dc:date>2017-01-31T14:09:24.250000000</dc:date>
    <meta:editing-duration>PT6M8S</meta:editing-duration>
    <meta:editing-cycles>2</meta:editing-cycles>
    <meta:generator>LibreOffice/5.2.3.3$Windows_x86 LibreOffice_project/d54a8868f08a7b39642414cf2c8ef2f228f780cf</meta:generator>
    <meta:document-statistic meta:object-count="31"/>
  </office:meta>
</office:document-meta>
</file>